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fo:font-size="12pt" officeooo:paragraph-rsid="001811a6" style:font-size-asian="12pt" style:font-name-complex="Liberation Sans" style:font-size-complex="12pt"/>
    </style:style>
    <style:style style:name="P2" style:family="paragraph" style:parent-style-name="Text_20_body">
      <style:text-properties style:font-name="Liberation Sans" fo:font-size="12pt" officeooo:rsid="001aa955" officeooo:paragraph-rsid="001aa955" style:font-size-asian="12pt" style:font-name-complex="Liberation Sans" style:font-size-complex="12pt"/>
    </style:style>
    <style:style style:name="P3" style:family="paragraph" style:parent-style-name="Text_20_body">
      <style:text-properties style:font-name="Liberation Sans" fo:font-size="12pt" officeooo:paragraph-rsid="001d763d" style:font-size-asian="12pt" style:font-name-complex="Liberation Sans" style:font-size-complex="12pt"/>
    </style:style>
    <style:style style:name="P4" style:family="paragraph" style:parent-style-name="Text_20_body">
      <style:text-properties style:font-name="Liberation Sans" fo:font-size="12pt" officeooo:rsid="001920a0" officeooo:paragraph-rsid="001dc6aa" style:font-size-asian="12pt" style:font-name-complex="Liberation Sans" style:font-size-complex="12pt"/>
    </style:style>
    <style:style style:name="P5" style:family="paragraph" style:parent-style-name="Text_20_body">
      <style:text-properties style:font-name="Liberation Sans" fo:font-size="12pt" officeooo:rsid="001920a0" officeooo:paragraph-rsid="002e1a5b" style:font-size-asian="12pt" style:font-name-complex="Liberation Sans" style:font-size-complex="12pt"/>
    </style:style>
    <style:style style:name="P6" style:family="paragraph" style:parent-style-name="Text_20_body">
      <style:text-properties style:font-name="Liberation Sans" fo:font-size="12pt" officeooo:rsid="001811a6" officeooo:paragraph-rsid="001811a6" style:font-size-asian="12pt" style:font-name-complex="Liberation Sans" style:font-size-complex="12pt"/>
    </style:style>
    <style:style style:name="P7" style:family="paragraph" style:parent-style-name="Text_20_body">
      <style:text-properties style:font-name="Liberation Sans" fo:font-size="12pt" officeooo:rsid="000f3e9b" officeooo:paragraph-rsid="00275d74" style:font-size-asian="12pt" style:font-name-complex="Liberation Sans" style:font-size-complex="12pt" style:font-weight-complex="600"/>
    </style:style>
    <style:style style:name="P8" style:family="paragraph" style:parent-style-name="Text_20_body">
      <style:text-properties style:font-name="Liberation Sans" fo:font-size="12pt" officeooo:rsid="00275d74" officeooo:paragraph-rsid="00275d74" style:font-size-asian="12pt" style:font-name-complex="Liberation Sans" style:font-size-complex="12pt"/>
    </style:style>
    <style:style style:name="P9" style:family="paragraph" style:parent-style-name="Text_20_body">
      <style:text-properties style:font-name="Liberation Sans" fo:font-size="12pt" officeooo:rsid="001e34c7" officeooo:paragraph-rsid="00254377" style:font-size-asian="12pt" style:font-name-complex="Liberation Sans" style:font-size-complex="12pt"/>
    </style:style>
    <style:style style:name="P10" style:family="paragraph" style:parent-style-name="Text_20_body">
      <style:text-properties officeooo:paragraph-rsid="002f4f51"/>
    </style:style>
    <style:style style:name="P11" style:family="paragraph" style:parent-style-name="Text_20_body" style:list-style-name="L1">
      <style:text-properties style:font-name="Liberation Sans" fo:font-size="12pt" officeooo:rsid="001aa955" officeooo:paragraph-rsid="001aa955" style:font-size-asian="12pt" style:font-name-complex="Liberation Sans" style:font-size-complex="12pt" style:font-weight-complex="600"/>
    </style:style>
    <style:style style:name="P12" style:family="paragraph" style:parent-style-name="Text_20_body" style:list-style-name="L2">
      <style:text-properties style:font-name="Liberation Sans" fo:font-size="12pt" officeooo:rsid="001dc6aa" officeooo:paragraph-rsid="001dc6aa" style:font-size-asian="12pt" style:font-name-complex="Liberation Sans" style:font-size-complex="12pt" style:font-weight-complex="600"/>
    </style:style>
    <style:style style:name="P13" style:family="paragraph" style:parent-style-name="Text_20_body" style:list-style-name="L1">
      <style:text-properties style:font-name="Liberation Sans" fo:font-size="12pt" officeooo:rsid="001aa955" officeooo:paragraph-rsid="001aa955" style:font-size-asian="12pt" style:font-name-complex="Liberation Sans" style:font-size-complex="12pt"/>
    </style:style>
    <style:style style:name="P14" style:family="paragraph" style:parent-style-name="Text_20_body" style:list-style-name="L1">
      <style:text-properties style:font-name="Liberation Sans" fo:font-size="12pt" officeooo:rsid="001aa955" officeooo:paragraph-rsid="001b4dcc" style:font-size-asian="12pt" style:font-name-complex="Liberation Sans" style:font-size-complex="12pt"/>
    </style:style>
    <style:style style:name="P15" style:family="paragraph" style:parent-style-name="Text_20_body">
      <style:text-properties style:font-name="Liberation Sans" fo:font-size="12pt" officeooo:rsid="0028c195" officeooo:paragraph-rsid="0035fee6" style:font-size-asian="12pt" style:font-name-complex="Liberation Sans" style:font-size-complex="12pt"/>
    </style:style>
    <style:style style:name="P16" style:family="paragraph" style:parent-style-name="Text_20_body">
      <style:text-properties officeooo:paragraph-rsid="0038fc6c"/>
    </style:style>
    <style:style style:name="P17" style:family="paragraph" style:parent-style-name="Heading_20_1">
      <style:text-properties style:font-name="Liberation Sans" fo:font-size="12pt" officeooo:rsid="000f3e9b" style:font-size-asian="12pt" style:font-name-complex="Liberation Sans" style:font-size-complex="12pt" style:font-weight-complex="600"/>
    </style:style>
    <style:style style:name="P18" style:family="paragraph" style:parent-style-name="Heading_20_1">
      <style:text-properties officeooo:rsid="002e1a5b" officeooo:paragraph-rsid="002e1a5b"/>
    </style:style>
    <style:style style:name="T1" style:family="text">
      <style:text-properties style:font-weight-complex="600"/>
    </style:style>
    <style:style style:name="T2" style:family="text">
      <style:text-properties officeooo:rsid="000f3e9b" style:font-weight-complex="600"/>
    </style:style>
    <style:style style:name="T3" style:family="text">
      <style:text-properties officeooo:rsid="001dc6aa" style:font-weight-complex="600"/>
    </style:style>
    <style:style style:name="T4" style:family="text">
      <style:text-properties officeooo:rsid="001d763d" style:font-weight-complex="600"/>
    </style:style>
    <style:style style:name="T5" style:family="text">
      <style:text-properties officeooo:rsid="0028c195" style:font-weight-complex="600"/>
    </style:style>
    <style:style style:name="T6" style:family="text">
      <style:text-properties officeooo:rsid="001920a0" style:font-weight-complex="600"/>
    </style:style>
    <style:style style:name="T7" style:family="text">
      <style:text-properties officeooo:rsid="001dc6aa"/>
    </style:style>
    <style:style style:name="T8" style:family="text">
      <style:text-properties fo:font-weight="normal" officeooo:rsid="001dc6aa" style:font-weight-asian="normal" style:font-weight-complex="normal"/>
    </style:style>
    <style:style style:name="T9" style:family="text">
      <style:text-properties officeooo:rsid="000f3e9b"/>
    </style:style>
    <style:style style:name="T10" style:family="text">
      <style:text-properties style:font-name="Liberation Sans" fo:font-size="12pt" style:font-size-asian="12pt" style:font-name-complex="Liberation Sans" style:font-size-complex="12pt"/>
    </style:style>
    <style:style style:name="T11" style:family="text">
      <style:text-properties style:font-name="Liberation Sans" fo:font-size="12pt" officeooo:rsid="00257888" style:font-size-asian="12pt" style:font-name-complex="Liberation Sans" style:font-size-complex="12pt"/>
    </style:style>
    <style:style style:name="T12" style:family="text">
      <style:text-properties style:font-name="Liberation Sans" fo:font-size="12pt" officeooo:rsid="001e34c7" style:font-size-asian="12pt" style:font-name-complex="Liberation Sans" style:font-size-complex="12pt"/>
    </style:style>
    <style:style style:name="T13" style:family="text">
      <style:text-properties style:font-name="Liberation Sans" fo:font-size="12pt" officeooo:rsid="0025e5a1" style:font-size-asian="12pt" style:font-name-complex="Liberation Sans" style:font-size-complex="12pt"/>
    </style:style>
    <style:style style:name="T14" style:family="text">
      <style:text-properties style:font-name="Liberation Sans" fo:font-size="12pt" officeooo:rsid="00328d6f" style:font-size-asian="12pt" style:font-name-complex="Liberation Sans" style:font-size-complex="12pt"/>
    </style:style>
    <style:style style:name="T15" style:family="text">
      <style:text-properties style:font-name="Liberation Sans" fo:font-size="12pt" officeooo:rsid="003394ab" style:font-size-asian="12pt" style:font-name-complex="Liberation Sans" style:font-size-complex="12pt"/>
    </style:style>
    <style:style style:name="T16" style:family="text">
      <style:text-properties style:font-name="Liberation Sans" fo:font-size="12pt" officeooo:rsid="003115b2" style:font-size-asian="12pt" style:font-name-complex="Liberation Sans" style:font-size-complex="12pt"/>
    </style:style>
    <style:style style:name="T17" style:family="text">
      <style:text-properties style:font-name="Liberation Sans" fo:font-size="12pt" officeooo:rsid="0016f844" style:font-size-asian="12pt" style:font-name-complex="Liberation Sans" style:font-size-complex="12pt"/>
    </style:style>
    <style:style style:name="T18" style:family="text">
      <style:text-properties style:font-name="Liberation Sans" fo:font-size="12pt" officeooo:rsid="0028c195" style:font-size-asian="12pt" style:font-name-complex="Liberation Sans" style:font-size-complex="12pt"/>
    </style:style>
    <style:style style:name="T19" style:family="text">
      <style:text-properties style:font-name="Liberation Sans" fo:font-size="12pt" officeooo:rsid="0034b0d4" style:font-size-asian="12pt" style:font-name-complex="Liberation Sans" style:font-size-complex="12pt"/>
    </style:style>
    <style:style style:name="T20" style:family="text">
      <style:text-properties style:font-name="Liberation Sans" fo:font-size="12pt" officeooo:rsid="0038fc6c" style:font-size-asian="12pt" style:font-name-complex="Liberation Sans" style:font-size-complex="12pt"/>
    </style:style>
    <style:style style:name="T21" style:family="text">
      <style:text-properties style:font-name="Liberation Sans" fo:font-size="12pt" style:text-underline-style="none" officeooo:rsid="003394ab" style:font-size-asian="12pt" style:font-name-complex="Liberation Sans" style:font-size-complex="12pt"/>
    </style:style>
    <style:style style:name="T22" style:family="text">
      <style:text-properties officeooo:rsid="003115b2"/>
    </style:style>
    <style:style style:name="T23" style:family="text">
      <style:text-properties officeooo:rsid="00328d6f"/>
    </style:style>
    <style:style style:name="T24" style:family="text">
      <style:text-properties officeooo:rsid="0034d22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3</text:p>
      <text:h text:style-name="P17" text:outline-level="1"/>
      <text:h text:style-name="Heading_20_1" text:outline-level="1"><text:span text:style-name="T2">PROBLEM STATEMENT </text:span><text:span text:style-name="T9">: Pronunciation of [ ə ] phoneme by bilingual speakers of Bengali and Hindi living in Hindi speaking belt.</text:span></text:h>
      <text:p text:style-name="P1"/>
      <text:p text:style-name="P16"><text:span text:style-name="T10">One of the distinct phonemic difference between Hindi and Bengali, is th</text:span><text:span text:style-name="T15">at</text:span><text:span text:style-name="T10"> in Hindi </text:span><text:span text:style-name="T15">the </text:span><text:span text:style-name="T20">role of the </text:span><text:span text:style-name="T15">vowel [ </text:span><text:span text:style-name="T21">ə </text:span><text:span text:style-name="T15">] </text:span><text:span text:style-name="T10">which is</text:span><text:span text:style-name="T20"> implicit in each consonant</text:span><text:span text:style-name="T10"> </text:span><text:span text:style-name="T20">is played by </text:span><text:span text:style-name="T15">[ </text:span><text:span text:style-name="T17">ɔ</text:span><text:span text:style-name="T15"> ]</text:span><text:span text:style-name="T10"> in Bengali. Over the years, native speakers of Bengali have moved out of their native place and settled in different parts of the primarily Hindi speaking belt of India. According to my hypothesis, people who have been using Hindi formally over the years, will show </text:span><text:span text:style-name="T16">a</text:span><text:span text:style-name="T10"> distinction in their pronunciations of [ ə ] and [ ɔ ] though they might have never formally learnt Hindi. Also the percentage of [ ə ] spoken in it’</text:span><text:span text:style-name="T16">s</text:span><text:span text:style-name="T10"> correct position </text:span><text:span text:style-name="T17">as [ ɔ ] </text:span><text:span text:style-name="T10">will be more for people who have stayed in regions for </text:span><text:span text:style-name="T16">a short</text:span><text:span text:style-name="T10"> period of time </text:span><text:span text:style-name="T19">will be low</text:span><text:span text:style-name="T10">. </text:span><text:span text:style-name="T18">Their speech will also be compared against people living in Bengal and speaking Hindi to </text:span><text:span text:style-name="T19">make a relativistic comparison. </text:span><text:span text:style-name="T18"><text:s/></text:span></text:p>
      <text:p text:style-name="P6">The linguistic variable in the problem statement is the usage of the phoneme [ ə ] while the social variable is the speech community to which the person belongs.</text:p>
      <text:p text:style-name="P1"/>
      <text:h text:style-name="Heading_20_1" text:outline-level="1"><text:span text:style-name="T2">T</text:span><text:span text:style-name="T1">he Speaker Sample : </text:span></text:h>
      <text:p text:style-name="P2"><text:span text:style-name="T1">The informants will be divided into 5 categories, about </text:span><text:span text:style-name="T3">3</text:span><text:span text:style-name="T1">0 from each </text:span><text:span text:style-name="T4">major </text:span><text:span text:style-name="T1">category. The 5 categories would be as follows : </text:span></text:p>
      <text:list xml:id="list3739608977" text:style-name="L1">
        <text:list-item>
          <text:p text:style-name="P11">Native speakers of Bengali, who haven’t learnt Hindi formally, living in the Hindi speaking belt for 5 years.</text:p>
        </text:list-item>
        <text:list-item>
          <text:p text:style-name="P11">Native speakers of Bengali, who haven’t learnt Hindi formally, living in the Hindi speaking belt for 10 years.</text:p>
        </text:list-item>
        <text:list-item>
          <text:p text:style-name="P11">Native speakers of Bengali, who haven’t learnt Hindi formally, living in the Hindi speaking belt for over 10 years.</text:p>
        </text:list-item>
        <text:list-item>
          <text:p text:style-name="P13"><text:span text:style-name="T1">Native speakers of Bengali, who haven’t learnt Hindi formally, living in non-metropolitan Bengal since birth </text:span><text:span text:style-name="T5">and can understand Hindi</text:span><text:span text:style-name="T1">. </text:span></text:p>
        </text:list-item>
        <text:list-item>
          <text:p text:style-name="P14"><text:span text:style-name="T1">Native speakers of Bengali, who haven’t learnt Hindi formally, living in metropolitan Bengal since birth </text:span><text:span text:style-name="T5">but can understand Hindi</text:span><text:span text:style-name="T1">.</text:span></text:p>
        </text:list-item>
      </text:list>
      <text:p text:style-name="P3"><text:span text:style-name="T4">The categories will be further divided into 3 subcategories. </text:span><text:span text:style-name="T3">Each subcategory having speakers belonging to the age groups </text:span></text:p>
      <text:list xml:id="list3849718478" text:style-name="L2">
        <text:list-item>
          <text:p text:style-name="P12">less than 21 years of age</text:p>
        </text:list-item>
        <text:list-item>
          <text:p text:style-name="P12"><text:soft-page-break/>21 – 50 years of age</text:p>
        </text:list-item>
        <text:list-item>
          <text:p text:style-name="P12">over 50 years of age</text:p>
        </text:list-item>
      </text:list>
      <text:p text:style-name="P8">The age groups are chosen so as to represent the young, the middle-aged and the old. Here we also want to control the factor that the newer generation might show better performance in their usages of their [ ə ]. Also the last two major categories of subjects is ə control to compare between people living in their native places vs people living in Hindi speaking regions and whether increased interaction with the Hindi speaking community is the reason for the increase in performance in the usage of [ ə ].</text:p>
      <text:p text:style-name="P7"/>
      <text:h text:style-name="Heading_20_1" text:outline-level="1"><text:span text:style-name="T2">P</text:span><text:span text:style-name="T6">rocedure for Data Collection : </text:span></text:h>
      <text:p text:style-name="P4">The data need not be collected in the natural environment of the speakers. It can be collected in <text:span text:style-name="T22">a</text:span> controlled environment like in <text:span text:style-name="T22">a</text:span> laboratory in the form of <text:span text:style-name="T22">a</text:span> questionnaire or a<text:span text:style-name="T7">n interview of about 15 minutes. </text:span><text:span text:style-name="T8">The data will be recorded for annotation later</text:span><text:span text:style-name="T7">.</text:span></text:p>
      <text:p text:style-name="P9"><text:span text:style-name="T22">A</text:span> sample questionnaire could/<text:span text:style-name="T23">may include</text:span> asking the person to translate <text:span text:style-name="T22">a</text:span> set of sentences given in Bengali into Hindi verbally. Also <text:span text:style-name="T22">a</text:span> general interview of the informant in Hindi asking questions whose answers would most probably have <text:span text:style-name="T22">the phoneme as it is particularly</text:span> <text:span text:style-name="T22">present in each and every Hindi word and </text:span>very common in day to day conversations.</text:p>
      <text:p text:style-name="P10"><text:span text:style-name="T11">The collected data will be recorded using audio recorders for annotat</text:span><text:span text:style-name="T12">ions later as </text:span><text:span text:style-name="T11">very minute differences between the phones [ ə ] and [ ɔ ] might be difficult </text:span><text:span text:style-name="T13">to differentiate in the first attempt as the possibility of some of the subjects using </text:span><text:span text:style-name="T20">a</text:span><text:span text:style-name="T13"> more anterior variety of [ ɔ ] which is neither proper [ ə ] or [ </text:span>ɔ<text:span text:style-name="T13"> ] but </text:span><text:span text:style-name="T14">a</text:span><text:span text:style-name="T13"> middle variety as </text:span><text:span text:style-name="T14">a</text:span><text:span text:style-name="T13"> substitute for both. </text:span></text:p>
      <text:p text:style-name="P5"><text:s/></text:p>
      <text:h text:style-name="P18" text:outline-level="1">Analysis of Data Collected</text:h>
      <text:p text:style-name="P15">We can then analyse the data taking the last two categories as our base case and then finding the percentage of error in their speech. Also we must remember that in careful speech, the percentage is possible to drop. So during data collection, the subjects must not know why they are being interviewed. <text:span text:style-name="T24">The total percentage of usage by each group can be calculated by counting the occurrences of [ ɔ ] in it’s incorrect positions. We can do this for all the 150 subjects. We can then plot the data into a histogram for a better visual representation and draw conclusions out of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23:26:47.883055990</meta:creation-date>
    <dc:date>2018-02-22T23:33:57.359075350</dc:date>
    <meta:editing-duration>PT2H46M14S</meta:editing-duration>
    <meta:editing-cycles>18</meta:editing-cycles>
    <meta:generator>LibreOffice/6.0.1.1$Linux_X86_64 LibreOffice_project/60bfb1526849283ce2491346ed2aa51c465abfe6</meta:generator>
    <meta:document-statistic meta:table-count="0" meta:image-count="0" meta:object-count="0" meta:page-count="2" meta:paragraph-count="23" meta:word-count="748" meta:character-count="4201" meta:non-whitespace-character-count="3473"/>
  </office:meta>
</office:document-meta>
</file>